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font-style="normal" fo:font-weight="normal"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font-style="normal" fo:font-weight="normal" officeooo:rsid="0019ef34" officeooo:paragraph-rsid="0019ef34"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8pt" fo:letter-spacing="normal" fo:font-style="normal" fo:font-weight="normal" style:font-size-asian="18pt" style:font-style-asian="normal" style:font-weight-asian="normal" style:font-size-complex="18pt"/>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paragraph-rsid="0019ef34"/>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letter-spacing="normal" fo:font-style="normal" fo:font-weight="normal" style:font-style-asian="normal" style:font-weight-asian="normal"/>
    </style:style>
    <style:style style:name="T4" style:family="text">
      <style:text-properties fo:font-variant="normal" fo:text-transform="none" fo:letter-spacing="normal" fo:font-style="normal" fo:font-weight="normal" officeooo:rsid="0016f6f3" style:font-style-asian="normal" style:font-weight-asian="normal"/>
    </style:style>
    <style:style style:name="T5" style:family="text">
      <style:text-properties officeooo:rsid="001740fd"/>
    </style:style>
    <style:style style:name="T6" style:family="text">
      <style:text-properties officeooo:rsid="0019ef34"/>
    </style:style>
    <style:style style:name="T7" style:family="text">
      <style:text-properties fo:color="#dcddde" loext:opacity="100%" style:font-name="Whitney" fo:font-size="12pt"/>
    </style:style>
    <style:style style:name="T8" style:family="text">
      <style:text-properties fo:color="#dcddde" loext:opacity="100%" fo:font-size="12pt"/>
    </style:style>
    <style:style style:name="T9" style:family="text">
      <style:text-properties officeooo:rsid="0019ef34" style:font-style-asian="normal" style:font-weight-asian="normal"/>
    </style:style>
    <style:style style:name="T10" style:family="text">
      <style:text-properties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People’s Assembly, convening on the <text:span text:style-name="T5">27th</text:span> of <text:span text:style-name="T5">January</text:span> 202<text:span text:style-name="T5">1</text:span> under the <text:span text:style-name="T5">39th</text:span> PA Meeting.</text:p>
      <text:p text:style-name="P2"/>
      <text:p text:style-name="P2">The Assembly, recognising the current situation,</text:p>
      <text:p text:style-name="P2"/>
      <text:p text:style-name="P5"><text:span text:style-name="T6">Constitutes the need to instate that a</text:span>ll means of production shall be public. A state may not deprive anyone of the right to labour and to enjoy the fruits of those labour with the means of production, save with regards individual contraptions (like farms) which constitute means of production from which a state excludes an individual for an objectively justifiable cause such as improper use. This motion does not affect the rights of the several states to exclude people from entrance and stay within their territory insofar it is not abused so as to effect privatisation. Motion 26-3: To always have a public version of a privatised farm and a public pool of elytras for lending is superseded insofar it concerns farms. Reason: The ancient traditions of the server ensured harmony and peace. These ought to be reintroduced so as to ensure everyone is suited with needed materials.</text:p>
      <text:p text:style-name="P2"/>
      <text:p text:style-name="P2">And proceeds.</text:p>
      <text:p text:style-name="P2"/>
      <text:p text:style-name="P2">Signed by,</text:p>
      <text:p text:style-name="P3">ChairmanSteven</text:p>
      <text:p text:style-name="P3">RedPanda_4</text:p>
      <text:p text:style-name="P3">threebody03</text:p>
      <text:p text:style-name="P3">_yoran_</text:p>
      <text:p text:style-name="P2"/>
      <text:p text:style-name="P2"/>
      <text:p text:style-name="P2"/>
      <text:p text:style-name="P1"><text:span text:style-name="T3">[</text:span><text:span text:style-name="T4">Motion 39-5: All means of production shall be public</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1-27T16:01:59.136005741</dc:date>
    <meta:editing-duration>PT6M44S</meta:editing-duration>
    <meta:editing-cycles>5</meta:editing-cycles>
    <meta:generator>LibreOffice/7.0.4.2$Linux_X86_64 LibreOffice_project/573028415b474775687f7355a6d413c41d013a01</meta:generator>
    <meta:document-statistic meta:table-count="0" meta:image-count="0" meta:object-count="0" meta:page-count="1" meta:paragraph-count="10" meta:word-count="186" meta:character-count="1138" meta:non-whitespace-character-count="962"/>
  </office:meta>
</office:document-meta>
</file>